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Virginia Beac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873">
            <text:p>2873</text:p>
          </table:table-cell>
          <table:table-cell table:style-name="ce22" office:value-type="float" office:value="520">
            <text:p>52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87">
            <text:p>8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157">
            <text:p>1157</text:p>
          </table:table-cell>
          <table:table-cell table:style-name="ce22" office:value-type="float" office:value="582">
            <text:p>58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97">
            <text:p>9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43">
            <text:p>1343</text:p>
          </table:table-cell>
          <table:table-cell table:style-name="ce22" office:value-type="float" office:value="228">
            <text:p>22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873">
            <text:p>6873</text:p>
          </table:table-cell>
          <table:table-cell table:style-name="ce22" office:value-type="float" office:value="1708">
            <text:p>170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682">
            <text:p>68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93">
            <text:p>9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510">
            <text:p>251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645">
            <text:p>3645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955">
            <text:p>955</text:p>
          </table:table-cell>
          <table:table-cell table:style-name="ce22" office:value-type="float" office:value="301">
            <text:p>30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44">
            <text:p>544</text:p>
          </table:table-cell>
          <table:table-cell table:style-name="ce22" office:value-type="float" office:value="103">
            <text:p>10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879">
            <text:p>7879</text:p>
          </table:table-cell>
          <table:table-cell table:style-name="ce22" office:value-type="float" office:value="261">
            <text:p>26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472">
            <text:p>16472</text:p>
          </table:table-cell>
          <table:table-cell table:style-name="ce22" office:value-type="float" office:value="1497">
            <text:p>149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3345">
            <text:p>23345</text:p>
          </table:table-cell>
          <table:table-cell table:style-name="ce22" office:value-type="float" office:value="3205">
            <text:p>320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